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10000000D4B75387EB0E4572C.png" manifest:media-type="image/png"/>
  <manifest:file-entry manifest:full-path="Pictures/10002300000006B80000015E7F2D6C7F30234609.svg" manifest:media-type="image/svg+xml"/>
  <manifest:file-entry manifest:full-path="Pictures/10000000000004CF000004B55C95DFCA3A1C3F5C.pdf" manifest:media-type="application/pdf"/>
  <manifest:file-entry manifest:full-path="Pictures/10000000000004C200000321F3A38127ACD6FFB9.png" manifest:media-type="image/png"/>
  <manifest:file-entry manifest:full-path="Pictures/10000000000004C2000003218AE513BF241616A7.pdf" manifest:media-type="application/pdf"/>
  <manifest:file-entry manifest:full-path="Pictures/10000000000004CF000004B57BFB1D47E1533B16.png" manifest:media-type="image/png"/>
  <manifest:file-entry manifest:full-path="Pictures/1000000000000494000002DBEF0453A6E66611C6.png" manifest:media-type="image/png"/>
  <manifest:file-entry manifest:full-path="Pictures/10000000000004B00000033A7942C059F506569C.png" manifest:media-type="image/png"/>
  <manifest:file-entry manifest:full-path="Pictures/10000000000004B00000033A4F004D92167CA0D3.pdf" manifest:media-type="application/pdf"/>
  <manifest:file-entry manifest:full-path="Pictures/10000201000007BD00000349D9F6D31B65B6F8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lariz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27.999cm" svg:height="11.885cm" svg:x="0.001cm" svg:y="3.101cm">
          <draw:image xlink:href="Pictures/10000201000007BD00000349D9F6D31B65B6F8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rom Focu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5.128cm" svg:height="10.414cm" svg:x="0.254cm" svg:y="3.556cm">
          <draw:image xlink:href="Pictures/10000000000004B00000033A4F004D92167CA0D3.pdf" xlink:type="simple" xlink:show="embed" xlink:actuate="onLoad" loext:mime-type="application/pdf">
            <text:p/>
          </draw:image>
          <draw:image xlink:href="Pictures/10000000000004B00000033A7942C059F506569C.png" xlink:type="simple" xlink:show="embed" xlink:actuate="onLoad" loext:mime-type="image/png"/>
        </draw:frame>
        <draw:frame draw:style-name="gr1" draw:text-style-name="P2" draw:layer="layout" svg:width="14.29cm" svg:height="8.913cm" draw:transform="rotate (1.5707963267949) translate (18.542cm 15.494cm)">
          <draw:image xlink:href="Pictures/1000000000000494000002DBEF0453A6E66611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o Foc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blem:</text:p>
                <text:p>double reflect</text:p>
              </text:list-item>
            </text:list>
          </draw:text-box>
        </draw:frame>
        <draw:frame draw:style-name="gr1" draw:text-style-name="P2" draw:layer="layout" svg:width="18.034cm" svg:height="11.86cm" svg:x="8.636cm" svg:y="3.38cm">
          <draw:image xlink:href="Pictures/10000000000004C2000003218AE513BF241616A7.pdf" xlink:type="simple" xlink:show="embed" xlink:actuate="onLoad" loext:mime-type="application/pdf">
            <text:p/>
          </draw:image>
          <draw:image xlink:href="Pictures/10000000000004C200000321F3A38127ACD6FFB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IEZEFOC-geometry</text:p>
          </draw:text-box>
        </draw:frame>
        <draw:frame presentation:style-name="pr4" draw:layer="layout" svg:width="25.199cm" svg:height="9.134cm" svg:x="1.217cm" svg:y="3.56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better separation with <text:line-break/>increasing z<text:span text:style-name="T1">s</text:span></text:p>
              </text:list-item>
              <text:list-item>
                <text:p>Divergent incoming<text:line-break/>neutrons?</text:p>
              </text:list-item>
            </text:list>
          </draw:text-box>
        </draw:frame>
        <draw:frame draw:style-name="gr1" draw:text-style-name="P2" draw:layer="layout" svg:width="12.784cm" svg:height="12.515cm" svg:x="13.815cm" svg:y="2.794cm">
          <draw:image xlink:href="Pictures/10000000000004CF000004B55C95DFCA3A1C3F5C.pdf" xlink:type="simple" xlink:show="embed" xlink:actuate="onLoad" loext:mime-type="application/pdf">
            <text:p/>
          </draw:image>
          <draw:image xlink:href="Pictures/10000000000004CF000004B57BFB1D47E1533B16.png" xlink:type="simple" xlink:show="embed" xlink:actuate="onLoad" loext:mime-type="image/png"/>
        </draw:frame>
        <draw:g>
          <svg:title>TexMaths</svg:title>
          <svg:desc>28§display§\Delta S = 2\psi z_{s}§svg§600§FALSE§</svg:desc>
          <draw:frame draw:style-name="gr1" draw:text-style-name="P2" draw:layer="layout" svg:width="4.813cm" svg:height="0.977cm" svg:x="2.299cm" svg:y="3.849cm">
            <draw:image xlink:href="Pictures/10002300000006B80000015E7F2D6C7F30234609.svg" xlink:type="simple" xlink:show="embed" xlink:actuate="onLoad" loext:mime-type="image/svg+xml">
              <text:p/>
            </draw:image>
            <draw:image xlink:href="Pictures/10000201000000410000000D4B75387EB0E4572C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3:18:01.573666453</meta:creation-date>
    <dc:date>2022-02-07T14:15:54.767333093</dc:date>
    <meta:editing-duration>PT16M43S</meta:editing-duration>
    <meta:editing-cycles>3</meta:editing-cycles>
    <meta:generator>LibreOffice/6.4.7.2$Linux_X86_64 LibreOffice_project/40$Build-2</meta:generator>
    <meta:document-statistic meta:object-count="44"/>
  </office:meta>
</office:document-meta>
</file>